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Ezra SIL" svg:font-family="Ezra SIL" style:font-family-generic="system" style:font-pitch="variable" svg:panose-1="2 0 4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keep-with-next="always" fo:widows="0" fo:orphans="0" fo:break-before="page" fo:text-align="center" fo:margin-top="0.0833in" fo:margin-bottom="0in" fo:line-height="100%"/>
    </style:style>
    <style:style style:name="T2" style:parent-style-name="DefaultParagraphFont" style:family="text"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3" style:parent-style-name="Normal" style:family="paragraph">
      <style:paragraph-properties fo:text-align="justify" style:writing-mode="rl-tb" fo:margin-top="0.0833in" fo:margin-bottom="0in" fo:line-height="100%"/>
    </style:style>
    <style:style style:name="T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1" style:family="section">
      <style:section-properties fo:margin-left="0in" fo:margin-right="0in" style:writing-mode="lr-tb"/>
    </style:style>
    <style:style style:name="P46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47" style:parent-style-name="Normal" style:family="paragraph">
      <style:paragraph-properties fo:text-align="justify" style:writing-mode="rl-tb" fo:margin-top="0.0833in" fo:margin-bottom="0in" fo:line-height="100%"/>
    </style:style>
    <style:style style:name="T4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6" style:parent-style-name="Normal" style:family="paragraph">
      <style:paragraph-properties fo:text-align="justify" style:writing-mode="rl-tb" fo:margin-top="0.0833in" fo:margin-bottom="0in" fo:line-height="100%"/>
    </style:style>
    <style:style style:name="T7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86" style:parent-style-name="Normal" style:family="paragraph">
      <style:paragraph-properties fo:text-align="justify" style:writing-mode="rl-tb" fo:margin-top="0.0833in" fo:margin-bottom="0in" fo:line-height="100%"/>
    </style:style>
    <style:style style:name="T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0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0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2" style:family="section">
      <style:section-properties fo:margin-left="0in" fo:margin-right="0in" style:writing-mode="lr-tb"/>
    </style:style>
    <style:style style:name="P104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105" style:parent-style-name="Normal" style:family="paragraph">
      <style:paragraph-properties fo:text-align="justify" style:writing-mode="rl-tb" fo:margin-top="0.0833in" fo:margin-bottom="0in" fo:line-height="100%"/>
    </style:style>
    <style:style style:name="T10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4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4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6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6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171" style:parent-style-name="Normal" style:family="paragraph">
      <style:paragraph-properties fo:text-align="justify" style:writing-mode="rl-tb" fo:margin-top="0.0833in" fo:margin-bottom="0in" fo:line-height="100%"/>
    </style:style>
    <style:style style:name="T1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1" style:parent-style-name="DefaultParagraphFont" style:family="text">
      <style:text-properties style:font-name="Ezra SIL" style:font-name-complex="Ezra SIL" fo:font-size="14pt" style:font-size-asian="14pt" style:font-size-complex="14pt"/>
    </style:style>
  </office:automatic-styles>
  <office:body>
    <office:text text:use-soft-page-breaks="true">
      <text:p text:style-name="P1"><text:span text:style-name="T2">Malachi 1</text:span>‬‬</text:p>
      <text:p text:style-name="P3"><text:span text:style-name="T4">1</text:span><text:span text:style-name="T5"> מַשָּׂ֥א דְבַר־יְהוָ֖ה אֶל־יִשְׂרָאֵ֑ל בְּיַ֖ד מַלְאָכִֽי׃<text:s/></text:span><text:span text:style-name="T6">2</text:span><text:span text:style-name="T7"> אָהַ֤בְתִּי אֶתְכֶם֙ אָמַ֣ר יְהוָ֔ה וַאֲמַרְתֶּ֖ם בַּמָּ֣ה אֲהַבְתָּ֑נוּ הֲלוֹא־אָ֨ח עֵשָׂ֤ו לְיַֽעֲקֹב֙ נְאֻם־יְהוָ֔ה וָאֹהַ֖ב אֶֽת־יַעֲקֹֽב׃<text:s/></text:span><text:span text:style-name="T8">‬</text:span>‬<text:span text:style-name="T9">3</text:span><text:span text:style-name="T10"> וְאֶת־עֵשָׂ֖ו שָׂנֵ֑אתִי וָאָשִׂ֤ים אֶת־הָרָיו֙ שְׁמָמָ֔ה וְאֶת־נַחֲלָת֖וֹ לְתַנּ֥וֹת מִדְבָּֽר׃<text:s/></text:span><text:span text:style-name="T11">‬</text:span>‬<text:span text:style-name="T12">4</text:span><text:span text:style-name="T13"> כִּֽי־תֹאמַ֨ר אֱד֜וֹם רֻשַּׁ֗שְׁנוּ וְנָשׁוּב֙ וְנִבְנֶ֣ה חֳרָב֔וֹת כֹּ֤ה אָמַר֙ יְהוָ֣ה צְבָא֔וֹת הֵ֥מָּה יִבְנ֖וּ וַאֲנִ֣י אֶהֱר֑וֹס וְקָרְא֤וּ לָהֶם֙ גְּב֣וּל רִשְׁעָ֔ה וְהָעָ֛ם אֲשֶׁר־זָעַ֥ם יְהוָ֖ה עַד־עוֹלָֽם׃<text:s/></text:span><text:span text:style-name="T14">‬</text:span>‬<text:span text:style-name="T15">5</text:span><text:span text:style-name="T16"> וְעֵינֵיכֶ֖ם תִּרְאֶ֑ינָה וְאַתֶּ֤ם תֹּֽאמְרוּ֙ יִגְדַּ֣ל יְהוָ֔ה מֵעַ֖ל לִגְב֥וּל יִשְׂרָאֵֽל׃<text:s/></text:span><text:span text:style-name="T17">‬</text:span>‬<text:span text:style-name="T18">6</text:span><text:span text:style-name="T19"> בֵּ֛ן יְכַבֵּ֥ד אָ֖ב וְעֶ֣בֶד אֲדֹנָ֑יו וְאִם־אָ֣ב אָ֣נִי אַיֵּ֣ה כְבוֹדִ֡י וְאִם־אֲדוֹנִ֣ים אָנִי֩ אַיֵּ֨ה מוֹרָאִ֜י אָמַ֣ר ׀ יְהוָ֣ה צְבָא֗וֹת לָכֶם֙ הַכֹּֽהֲנִים֙ בּוֹזֵ֣י שְׁמִ֔י וַאֲמַרְתֶּ֕ם בַּמֶּ֥ה בָזִ֖ינוּ אֶת־שְׁמֶֽךָ׃<text:s/></text:span><text:span text:style-name="T20">‬</text:span>‬<text:span text:style-name="T21">7</text:span><text:span text:style-name="T22"> מַגִּישִׁ֤ים עַֽל־מִזְבְּחִי֙ לֶ֣חֶם מְגֹאָ֔ל וַאֲמַרְתֶּ֖ם בַּמֶּ֣ה גֵֽאַלְנ֑וּךָ בֶּאֱמָרְכֶ֕ם שֻׁלְחַ֥ן יְהוָ֖ה נִבְזֶ֥ה הֽוּא׃<text:s/></text:span><text:span text:style-name="T23">‬</text:span>‬<text:span text:style-name="T24">8</text:span><text:span text:style-name="T25"> וְכִֽי־תַגִּשׁ֨וּן עִוֵּ֤ר לִזְבֹּ֙חַ֙ אֵ֣ין רָ֔ע וְכִ֥י תַגִּ֛ישׁוּ פִּסֵּ֥חַ וְחֹלֶ֖ה אֵ֣ין רָ֑ע הַקְרִיבֵ֨הוּ נָ֜א לְפֶחָתֶ֗ךָ הֲיִּרְצְךָ֙ א֚וֹ הֲיִשָּׂ֣א פָנֶ֔יךָ אָמַ֖ר יְהוָ֥ה צְבָאֽוֹת׃<text:s/></text:span><text:span text:style-name="T26">‬</text:span>‬<text:span text:style-name="T27">9</text:span><text:span text:style-name="T28"> וְעַתָּ֛ה חַלּוּ־נָ֥א פְנֵי־אֵ֖ל וִֽיחָנֵ֑נוּ מִיֶּדְכֶם֙ הָ֣יְתָה זֹּ֔את הֲיִשָּׂ֤א מִכֶּם֙ פָּנִ֔ים אָמַ֖ר יְהוָ֥ה צְבָאֽוֹת׃<text:s/></text:span><text:span text:style-name="T29">‬</text:span>‬<text:span text:style-name="T30">10</text:span><text:span text:style-name="T31"> מִ֤י גַם־בָּכֶם֙ וְיִסְגֹּ֣ר דְּלָתַ֔יִם וְלֹֽא־תָאִ֥ירוּ מִזְבְּחִ֖י חִנָּ֑ם אֵֽין־לִ֨י חֵ֜פֶץ בָּכֶ֗ם אָמַר֙ יְהוָ֣ה צְבָא֔וֹת וּמִנְחָ֖ה לֹֽא־אֶרְצֶ֥ה מִיֶּדְכֶֽם׃<text:s/></text:span><text:span text:style-name="T32">‬</text:span>‬<text:span text:style-name="T33">11</text:span><text:span text:style-name="T34"> כִּ֣י מִמִּזְרַח־שֶׁ֜מֶשׁ וְעַד־מְבוֹא֗וֹ גָּד֤וֹל שְׁמִי֙ בַּגּוֹיִ֔ם וּבְכָל־מָק֗וֹם מֻקְטָ֥ר מֻגָּ֛שׁ לִשְׁמִ֖י וּמִנְחָ֣ה טְהוֹרָ֑ה כִּֽי־גָד֤וֹל שְׁמִי֙ בַּגּוֹיִ֔ם אָמַ֖ר יְהוָ֥ה צְבָאֽוֹת׃<text:s/></text:span><text:span text:style-name="T35">‬</text:span>‬<text:span text:style-name="T36">12</text:span><text:span text:style-name="T37"> וְאַתֶּ֖ם מְחַלְּלִ֣ים אוֹת֑וֹ בֶּאֱמָרְכֶ֗ם שֻׁלְחַ֤ן אֲדֹנָי֙ מְגֹאָ֣ל ה֔וּא וְנִיב֖וֹ נִבְזֶ֥ה אָכְלֽוֹ׃<text:s/></text:span><text:span text:style-name="T38">‬</text:span>‬<text:span text:style-name="T39">13</text:span><text:span text:style-name="T40"> וַאֲמַרְתֶּם֩ הִנֵּ֨ה מַתְּלָאָ֜ה וְהִפַּחְתֶּ֣ם אוֹת֗וֹ אָמַר֙ יְהוָ֣ה צְבָא֔וֹת וַהֲבֵאתֶ֣ם גָּז֗וּל וְאֶת־הַפִּסֵּ֙חַ֙ וְאֶת־הַ֣חוֹלֶ֔ה וַהֲבֵאתֶ֖ם אֶת־הַמִּנְחָ֑ה הַאֶרְצֶ֥ה אוֹתָ֛הּ מִיֶּדְכֶ֖ם אָמַ֥ר יְהוָֽה׃</text:span><text:span text:style-name="T41"><text:s/>ס<text:s/></text:span><text:span text:style-name="T42">‬</text:span>‬<text:span text:style-name="T43">14</text:span><text:span text:style-name="T44"> וְאָר֣וּר נוֹכֵ֗ל וְיֵ֤שׁ בְּעֶדְרוֹ֙ זָכָ֔ר וְנֹדֵ֛ר וְזֹבֵ֥חַ מָשְׁחָ֖ת לַֽאדֹנָ֑י כִּי֩ מֶ֨לֶךְ גָּד֜וֹל אָ֗נִי אָמַר֙ יְהוָ֣ה צְבָא֔וֹת וּשְׁמִ֖י נוֹרָ֥א בַגּוֹיִֽם׃<text:s/></text:span><text:span text:style-name="T45">‬</text:span>‬‬‬‬‬‬‬‬‬‬‬‬‬‬</text:p>
      <text:section text:name="Sect1" text:style-name="S1">
        <text:p text:style-name="P46">Malachi 2</text:p>
        <text:p text:style-name="P47"><text:span text:style-name="T48">1</text:span><text:span text:style-name="T49"> וְעַתָּ֗ה אֲלֵיכֶ֛ם הַמִּצְוָ֥ה הַזֹּ֖את הַכֹּהֲנִֽים׃<text:s/></text:span><text:span text:style-name="T50">2</text:span><text:span text:style-name="T51"> אִם־לֹ֣א תִשְׁמְע֡וּ וְאִם־לֹא֩ תָשִׂ֨ימוּ עַל־לֵ֜ב לָתֵ֧ת כָּב֣וֹד לִשְׁמִ֗י אָמַר֙ יְהוָ֣ה צְבָא֔וֹת וְשִׁלַּחְתִּ֤י בָכֶם֙ אֶת־הַמְּאֵרָ֔ה וְאָרוֹתִ֖י אֶת־בִּרְכֽוֹתֵיכֶ֑ם וְגַם֙ אָרוֹתִ֔יהָ כִּ֥י אֵינְכֶ֖ם שָׂמִ֥ים עַל־לֵֽב׃<text:s/></text:span><text:span text:style-name="T52">‬</text:span>‬<text:span text:style-name="T53">3</text:span><text:span text:style-name="T54"> הִנְנִ֨י גֹעֵ֤ר לָכֶם֙ אֶת־הַזֶּ֔רַע וְזֵרִ֤יתִי פֶ֙רֶשׁ֙ עַל־פְּנֵיכֶ֔ם פֶּ֖רֶשׁ חַגֵּיכֶ֑ם וְנָשָׂ֥א אֶתְכֶ֖ם אֵלָֽיו׃<text:s/></text:span><text:span text:style-name="T55">‬</text:span>‬<text:span text:style-name="T56">4</text:span><text:span text:style-name="T57"> וִֽידַעְתֶּ֕ם כִּ֚י שִׁלַּ֣חְתִּי אֲלֵיכֶ֔ם אֵ֖ת הַמִּצְוָ֣ה הַזֹּ֑את לִֽהְי֤וֹת בְּרִיתִי֙ אֶת־לֵוִ֔י אָמַ֖ר יְהוָ֥ה צְבָאֽוֹת׃<text:s/></text:span><text:span text:style-name="T58">‬</text:span>‬<text:span text:style-name="T59">5</text:span><text:span text:style-name="T60"> בְּרִיתִ֣י ׀ הָיְתָ֣ה אִתּ֗וֹ הַֽחַיִּים֙ וְהַ֨שָּׁל֔וֹם וָאֶתְּנֵֽם־ל֥וֹ מוֹרָ֖א וַיִּֽירָאֵ֑נִי וּמִפְּנֵ֥י שְׁמִ֖י נִחַ֥ת הֽוּא׃<text:s/></text:span><text:span text:style-name="T61">‬</text:span>‬<text:span text:style-name="T62">6</text:span><text:span text:style-name="T63"> תּוֹרַ֤ת אֱמֶת֙ הָיְתָ֣ה בְּפִ֔יהוּ וְעַוְלָ֖ה לֹא־נִמְצָ֣א בִשְׂפָתָ֑יו בְּשָׁל֤וֹם וּבְמִישׁוֹר֙ הָלַ֣ךְ אִתִּ֔י וְרַבִּ֖ים הֵשִׁ֥יב מֵעָוֺֽן׃<text:s/></text:span><text:span text:style-name="T64">‬</text:span>‬<text:span text:style-name="T65">7</text:span><text:span text:style-name="T66"> כִּֽי־שִׂפְתֵ֤י כֹהֵן֙ יִשְׁמְרוּ־</text:span><text:soft-page-break/><text:span text:style-name="T67">דַ֔עַת וְתוֹרָ֖ה יְבַקְשׁ֣וּ מִפִּ֑יהוּ כִּ֛י מַלְאַ֥ךְ יְהוָֽה־צְבָא֖וֹת הֽוּא׃<text:s/></text:span><text:span text:style-name="T68">‬</text:span>‬<text:span text:style-name="T69">8</text:span><text:span text:style-name="T70"> וְאַתֶּם֙ סַרְתֶּ֣ם מִן־הַדֶּ֔רֶךְ הִכְשַׁלְתֶּ֥ם רַבִּ֖ים בַּתּוֹרָ֑ה שִֽׁחַתֶּם֙ בְּרִ֣ית הַלֵּוִ֔י אָמַ֖ר יְהוָ֥ה צְבָאֽוֹת׃<text:s/></text:span><text:span text:style-name="T71">‬</text:span>‬<text:span text:style-name="T72">9</text:span><text:span text:style-name="T73"> וְגַם־אֲנִ֞י נָתַ֧תִּי אֶתְכֶ֛ם נִבְזִ֥ים וּשְׁפָלִ֖ים לְכָל־הָעָ֑ם כְּפִ֗י אֲשֶׁ֤ר אֵֽינְכֶם֙ שֹׁמְרִ֣ים אֶת־דְּרָכַ֔י וְנֹשְׂאִ֥ים פָּנִ֖ים בַּתּוֹרָֽה׃<text:s/></text:span><text:span text:style-name="T74">פ<text:s/></text:span><text:span text:style-name="T75">‬</text:span>‬‬‬‬‬‬‬‬‬</text:p>
        <text:p text:style-name="P76"><text:span text:style-name="T77">10</text:span><text:span text:style-name="T78"> הֲל֨וֹא אָ֤ב אֶחָד֙ לְכֻלָּ֔נוּ הֲל֛וֹא אֵ֥ל אֶֽחָ֖ד בְּרָאָ֑נוּ מַדּ֗וּעַ נִבְגַּד֙ אִ֣ישׁ בְּאָחִ֔יו לְחַלֵּ֖ל בְּרִ֥ית אֲבֹתֵֽינוּ׃<text:s/></text:span><text:span text:style-name="T79">‬</text:span>‬<text:span text:style-name="T80">11</text:span><text:span text:style-name="T81"> בָּגְדָ֣ה יְהוּדָ֔ה וְתוֹעֵבָ֛ה נֶעֶשְׂתָ֥ה בְיִשְׂרָאֵ֖ל וּבִירֽוּשָׁלָ֑͏ִם כִּ֣י ׀ חִלֵּ֣ל יְהוּדָ֗ה קֹ֤דֶשׁ יְהוָה֙ אֲשֶׁ֣ר אָהֵ֔ב וּבָעַ֖ל בַּת־אֵ֥ל נֵכָֽר׃<text:s/></text:span><text:span text:style-name="T82">‬</text:span>‬<text:span text:style-name="T83">12</text:span><text:span text:style-name="T84"> יַכְרֵ֨ת יְהוָ֜ה לָאִ֨ישׁ אֲשֶׁ֤ר יַעֲשֶׂ֙נָּה֙ עֵ֣ר וְעֹנֶ֔ה מֵאָהֳלֵ֖י יַֽעֲקֹ֑ב וּמַגִּ֣ישׁ מִנְחָ֔ה לַֽיהוָ֖ה צְבָאֽוֹת׃<text:s/></text:span><text:span text:style-name="T85">פ<text:s/></text:span>‬‬‬</text:p>
        <text:p text:style-name="P86"><text:span text:style-name="T87">‬</text:span>‬<text:span text:style-name="T88">13</text:span><text:span text:style-name="T89"> וְזֹאת֙ שֵׁנִ֣ית תַּֽעֲשׂ֔וּ כַּסּ֤וֹת דִּמְעָה֙ אֶת־מִזְבַּ֣ח יְהוָ֔ה בְּכִ֖י וַֽאֲנָקָ֑ה מֵאֵ֣ין ע֗וֹד פְּנוֹת֙ אֶל־הַמִּנְחָ֔ה וְלָקַ֥חַת רָצ֖וֹן מִיֶּדְכֶֽם׃<text:s/></text:span><text:span text:style-name="T90">‬</text:span>‬<text:span text:style-name="T91">14</text:span><text:span text:style-name="T92"> וַאֲמַרְתֶּ֖ם עַל־מָ֑ה עַ֡ל כִּי־יְהוָה֩ הֵעִ֨יד בֵּינְךָ֜ וּבֵ֣ין ׀ אֵ֣שֶׁת נְעוּרֶ֗יךָ אֲשֶׁ֤ר אַתָּה֙ בָּגַ֣דְתָּה בָּ֔הּ וְהִ֥יא חֲבֶרְתְּךָ֖ וְאֵ֥שֶׁת בְּרִיתֶֽךָ׃</text:span><text:span text:style-name="T93">‬</text:span>‬<text:span text:style-name="T94">15</text:span><text:span text:style-name="T95"> וְלֹא־אֶחָ֣ד עָשָׂ֗ה וּשְׁאָ֥ר ר֙וּחַ֙ ל֔וֹ וּמָה֙ הָֽאֶחָ֔ד מְבַקֵּ֖שׁ זֶ֣רַע אֱלֹהִ֑ים וְנִשְׁמַרְתֶּם֙ בְּר֣וּחֲכֶ֔ם וּבְאֵ֥שֶׁת נְעוּרֶ֖יךָ אַל־יִבְגֹּֽד׃<text:s/></text:span><text:span text:style-name="T96">‬</text:span>‬<text:span text:style-name="T97">16</text:span><text:span text:style-name="T98"> כִּֽי־שָׂנֵ֣א שַׁלַּ֗ח אָמַ֤ר יְהוָה֙ אֱלֹהֵ֣י יִשְׂרָאֵ֔ל וְכִסָּ֤ה חָמָס֙ עַל־לְבוּשׁ֔וֹ אָמַ֖ר יְהוָ֣ה צְבָא֑וֹת וְנִשְׁמַרְתֶּ֥ם בְּרוּחֲכֶ֖ם וְלֹ֥א תִבְגֹּֽדוּ׃</text:span><text:span text:style-name="T99"><text:s/>ס<text:s/></text:span><text:span text:style-name="T100">‬</text:span>‬<text:span text:style-name="T101">17</text:span><text:span text:style-name="T102"> הוֹגַעְתֶּ֤ם יְהוָה֙ בְּדִבְרֵיכֶ֔ם וַאֲמַרְ֖תֶּם בַּמָּ֣ה הוֹגָ֑עְנוּ בֶּאֱמָרְכֶ֗ם כָּל־עֹ֨שֵׂה רָ֜ע ט֣וֹב ׀ בְּעֵינֵ֣י יְהוָ֗ה וּבָהֶם֙ ה֣וּא חָפֵ֔ץ א֥וֹ אַיֵּ֖ה אֱלֹהֵ֥י הַמִּשְׁפָּֽט׃<text:s/></text:span><text:span text:style-name="T103">‬</text:span>‬‬‬‬‬‬</text:p>
      </text:section>
      <text:section text:name="Sect2" text:style-name="S2">
        <text:p text:style-name="P104">Malachi 3</text:p>
        <text:p text:style-name="P105"><text:span text:style-name="T106">1</text:span><text:span text:style-name="T107"> הִנְנִ֤י שֹׁלֵחַ֙ מַלְאָכִ֔י וּפִנָּה־דֶ֖רֶךְ לְפָנָ֑י וּפִתְאֹם֩ יָב֨וֹא אֶל־הֵיכָל֜וֹ הָאָד֣וֹן ׀ אֲשֶׁר־אַתֶּ֣ם מְבַקְשִׁ֗ים וּמַלְאַ֨ךְ הַבְּרִ֜ית אֲשֶׁר־אַתֶּ֤ם חֲפֵצִים֙ הִנֵּה־בָ֔א אָמַ֖ר יְהוָ֥ה צְבָאֽוֹת׃<text:s/></text:span><text:span text:style-name="T108">2</text:span><text:span text:style-name="T109"> וּמִ֤י מְכַלְכֵּל֙ אֶת־י֣וֹם בּוֹא֔וֹ וּמִ֥י הָעֹמֵ֖ד בְּהֵרָֽאוֹת֑וֹ כִּֽי־הוּא֙ כְּאֵ֣שׁ מְצָרֵ֔ף וּכְבֹרִ֖ית מְכַבְּסִֽים׃<text:s/></text:span><text:span text:style-name="T110">‬</text:span>‬<text:span text:style-name="T111">3</text:span><text:span text:style-name="T112"> וְיָשַׁ֨ב מְצָרֵ֤ף וּמְטַהֵר֙ כֶּ֔סֶף וְטִהַ֤ר אֶת־בְּנֵֽי־לֵוִי֙ וְזִקַּ֣ק אֹתָ֔ם כַּזָּהָ֖ב וְכַכָּ֑סֶף וְהָיוּ֙ לַֽיהוָ֔ה מַגִּישֵׁ֥י מִנְחָ֖ה בִּצְדָקָֽה׃<text:s/></text:span><text:span text:style-name="T113">‬</text:span>‬<text:span text:style-name="T114">4</text:span><text:span text:style-name="T115"> וְעָֽרְבָה֙ לַֽיהוָ֔ה מִנְחַ֥ת יְהוּדָ֖ה וִירֽוּשָׁלָ֑͏ִם כִּימֵ֣י עוֹלָ֔ם וּכְשָׁנִ֖ים קַדְמֹנִיּֽוֹת׃<text:s/></text:span><text:span text:style-name="T116">‬</text:span>‬<text:span text:style-name="T117">5</text:span><text:span text:style-name="T118"> וְקָרַבְתִּ֣י אֲלֵיכֶם֮ לַמִּשְׁפָּט֒ וְהָיִ֣יתִי ׀ עֵ֣ד מְמַהֵ֗ר בַּֽמְכַשְּׁפִים֙ וּבַמְנָ֣אֲפִ֔ים וּבַנִּשְׁבָּעִ֖ים לַשָּׁ֑קֶר וּבְעֹשְׁקֵ֣י שְׂכַר־שָׂ֠כִיר אַלְמָנָ֨ה וְיָת֤וֹם וּמַטֵּי־גֵר֙ וְלֹ֣א יְרֵא֔וּנִי אָמַ֖ר יְהוָ֥ה צְבָאֽוֹת׃<text:s/></text:span><text:span text:style-name="T119">‬</text:span>‬<text:span text:style-name="T120">6</text:span><text:span text:style-name="T121"> כִּ֛י אֲנִ֥י יְהוָ֖ה לֹ֣א שָׁנִ֑יתִי וְאַתֶּ֥ם בְּנֵֽי־יַעֲקֹ֖ב לֹ֥א כְלִיתֶֽם׃<text:s/></text:span><text:span text:style-name="T122">‬</text:span>‬<text:span text:style-name="T123">7</text:span><text:span text:style-name="T124"> לְמִימֵ֨י אֲבֹתֵיכֶ֜ם סַרְתֶּ֤ם מֵֽחֻקַּי֙ וְלֹ֣א שְׁמַרְתֶּ֔ם שׁ֤וּבוּ אֵלַי֙ וְאָשׁ֣וּבָה אֲלֵיכֶ֔ם אָמַ֖ר יְהוָ֣ה צְבָא֑וֹת וַאֲמַרְתֶּ֖ם בַּמֶּ֥ה נָשֽׁוּב׃<text:s/></text:span><text:span text:style-name="T125">‬</text:span>‬<text:span text:style-name="T126">8</text:span><text:span text:style-name="T127"> הֲיִקְבַּ֨ע אָדָ֜ם אֱלֹהִ֗ים כִּ֤י אַתֶּם֙ קֹבְעִ֣ים אֹתִ֔י וַאֲמַרְתֶּ֖ם בַּמֶּ֣ה קְבַעֲנ֑וּךָ הַֽמַּעֲשֵׂ֖ר וְהַתְּרוּמָֽה׃<text:s/></text:span><text:span text:style-name="T128">‬</text:span>‬<text:span text:style-name="T129">9</text:span><text:span text:style-name="T130"> בַּמְּאֵרָה֙ אַתֶּ֣ם נֵֽאָרִ֔ים וְאֹתִ֖י אַתֶּ֣ם קֹבְעִ֑ים הַגּ֖וֹי כֻּלּֽוֹ׃<text:s/></text:span><text:span text:style-name="T131">‬</text:span>‬<text:span text:style-name="T132">10</text:span><text:span text:style-name="T133"> הָבִ֨יאוּ אֶת־כָּל־הַֽמַּעֲשֵׂ֜ר אֶל־בֵּ֣ית הָאוֹצָ֗ר וִיהִ֥י טֶ֙רֶף֙<text:s/></text:span><text:soft-page-break/><text:span text:style-name="T134">בְּבֵיתִ֔י וּבְחָנ֤וּנִי נָא֙ בָּזֹ֔את אָמַ֖ר יְהוָ֣ה צְבָא֑וֹת אִם־לֹ֧א אֶפְתַּ֣ח לָכֶ֗ם אֵ֚ת אֲרֻבּ֣וֹת הַשָּׁמַ֔יִם וַהֲרִיקֹתִ֥י לָכֶ֛ם בְּרָכָ֖ה עַד בְּלִי דָֽי׃<text:s/></text:span><text:span text:style-name="T135">‬</text:span>‬<text:span text:style-name="T136">11</text:span><text:span text:style-name="T137"> וְגָעַרְתִּ֤י לָכֶם֙ בָּֽאֹכֵ֔ל וְלֹֽא־יַשְׁחִ֥ת לָכֶ֖ם אֶת־פְּרִ֣י הָאֲדָמָ֑ה וְלֹא־תְשַׁכֵּ֨ל לָכֶ֤ם הַגֶּ֙פֶן֙ בַּשָּׂדֶ֔ה אָמַ֖ר יְהוָ֥ה צְבָאֽוֹת׃<text:s/></text:span><text:span text:style-name="T138">‬</text:span>‬<text:span text:style-name="T139">12</text:span><text:span text:style-name="T140"> וְאִשְּׁר֥וּ אֶתְכֶ֖ם כָּל־הַגּוֹיִ֑ם כִּֽי־תִהְי֤וּ אַתֶּם֙ אֶ֣רֶץ חֵ֔פֶץ אָמַ֖ר יְהוָ֥ה צְבָאֽוֹת׃</text:span><text:span text:style-name="T141"><text:s/>ס<text:s/></text:span><text:span text:style-name="T142">‬</text:span>‬<text:span text:style-name="T143">13</text:span><text:span text:style-name="T144"> חָזְק֥וּ עָלַ֛י דִּבְרֵיכֶ֖ם אָמַ֣ר יְהוָ֑ה וַאֲמַרְתֶּ֕ם מַה־נִּדְבַּ֖רְנוּ עָלֶֽיךָ׃<text:s/></text:span><text:span text:style-name="T145">‬</text:span>‬<text:span text:style-name="T146">14</text:span><text:span text:style-name="T147"> אֲמַרְתֶּ֕ם שָׁ֖וְא עֲבֹ֣ד אֱלֹהִ֑ים וּמַה־בֶּ֗צַע כִּ֤י שָׁמַ֙רְנוּ֙ מִשְׁמַרְתּ֔וֹ וְכִ֤י הָלַ֙כְנוּ֙ קְדֹ֣רַנִּ֔ית מִפְּנֵ֖י יְהוָ֥ה צְבָאֽוֹת׃<text:s/></text:span><text:span text:style-name="T148">‬</text:span>‬<text:span text:style-name="T149">15</text:span><text:span text:style-name="T150"> וְעַתָּ֕ה אֲנַ֖חְנוּ מְאַשְּׁרִ֣ים זֵדִ֑ים גַּם־נִבְנוּ֙ עֹשֵׂ֣י רִשְׁעָ֔ה גַּ֧ם בָּחֲנ֛וּ אֱלֹהִ֖ים וַיִּמָּלֵֽטוּ׃<text:s/></text:span><text:span text:style-name="T151">‬</text:span>‬<text:span text:style-name="T152">16</text:span><text:span text:style-name="T153"> אָ֧ז נִדְבְּר֛וּ יִרְאֵ֥י יְהוָ֖ה אִ֣ישׁ אֶת־רֵעֵ֑הוּ וַיַּקְשֵׁ֤ב יְהוָה֙ וַיִּשְׁמָ֔ע וַ֠יִּכָּתֵב סֵ֣פֶר זִכָּר֤וֹן לְפָנָיו֙ לְיִרְאֵ֣י יְהוָ֔ה וּלְחֹשְׁבֵ֖י שְׁמֽוֹ׃<text:s/></text:span><text:span text:style-name="T154">‬</text:span>‬<text:span text:style-name="T155">17</text:span><text:span text:style-name="T156"> וְהָ֣יוּ לִ֗י אָמַר֙ יְהוָ֣ה צְבָא֔וֹת לַיּ֕וֹם אֲשֶׁ֥ר אֲנִ֖י עֹשֶׂ֣ה סְגֻלָּ֑ה וְחָמַלְתִּ֣י עֲלֵיהֶ֔ם כַּֽאֲשֶׁר֙ יַחְמֹ֣ל אִ֔ישׁ עַל־בְּנ֖וֹ הָעֹבֵ֥ד אֹתֽוֹ׃<text:s/></text:span><text:span text:style-name="T157">‬</text:span>‬<text:span text:style-name="T158">18</text:span><text:span text:style-name="T159"> וְשַׁבְתֶּם֙ וּרְאִיתֶ֔ם בֵּ֥ין צַדִּ֖יק לְרָשָׁ֑ע בֵּ֚ין עֹבֵ֣ד אֱלֹהִ֔ים לַאֲשֶׁ֖ר לֹ֥א עֲבָדֽוֹ׃</text:span><text:span text:style-name="T160"><text:s/>ס<text:s/></text:span><text:span text:style-name="T161">‬</text:span>‬<text:span text:style-name="T162">19</text:span><text:span text:style-name="T163"> כִּֽי־הִנֵּ֤ה הַיּוֹם֙ בָּ֔א בֹּעֵ֖ר כַּתַּנּ֑וּר וְהָי֨וּ כָל־זֵדִ֜ים וְכָל־עֹשֵׂ֤ה רִשְׁעָה֙ קַ֔שׁ וְלִהַ֨ט אֹתָ֜ם הַיּ֣וֹם הַבָּ֗א אָמַר֙ יְהוָ֣ה צְבָא֔וֹת אֲשֶׁ֛ר לֹא־יַעֲזֹ֥ב לָהֶ֖ם שֹׁ֥רֶשׁ וְעָנָֽף׃<text:s/></text:span><text:span text:style-name="T164">‬</text:span>‬<text:span text:style-name="T165">20</text:span><text:span text:style-name="T166"> וְזָרְחָ֨ה לָכֶ֜ם יִרְאֵ֤י שְׁמִי֙ שֶׁ֣מֶשׁ צְדָקָ֔ה וּמַרְפֵּ֖א בִּכְנָפֶ֑יהָ וִֽיצָאתֶ֥ם וּפִשְׁתֶּ֖ם כְּעֶגְלֵ֥י מַרְבֵּֽק׃<text:s/></text:span><text:span text:style-name="T167">‬</text:span>‬<text:span text:style-name="T168">21</text:span><text:span text:style-name="T169"> וְעַסּוֹתֶ֣ם רְשָׁעִ֔ים כִּֽי־יִהְי֣וּ אֵ֔פֶר תַּ֖חַת כַּפּ֣וֹת רַגְלֵיכֶ֑ם בַּיּוֹם֙ אֲשֶׁ֣ר אֲנִ֣י עֹשֶׂ֔ה אָמַ֖ר יְהוָ֥ה צְבָאֽוֹת׃<text:s/></text:span><text:span text:style-name="T170">פ<text:s/></text:span>‬‬‬‬‬‬‬‬‬‬‬‬‬‬‬‬‬‬‬‬</text:p>
        <text:p text:style-name="P171"><text:span text:style-name="T172">‬</text:span>‬<text:span text:style-name="T173">22</text:span><text:span text:style-name="T174"> זִכְר֕וּ תּוֹרַ֖ת מֹשֶׁ֣ה עַבְדִּ֑י אֲשֶׁר֩ צִוִּ֨יתִי אוֹת֤וֹ בְחֹרֵב֙ עַל־כָּל־יִשְׂרָאֵ֔ל חֻקִּ֖ים וּמִשְׁפָּטִֽים׃<text:s/></text:span><text:span text:style-name="T175">‬</text:span>‬<text:span text:style-name="T176">23</text:span><text:span text:style-name="T177"> הִנֵּ֤ה אָֽנֹכִי֙ שֹׁלֵ֣חַ לָכֶ֔ם אֵ֖ת אֵלִיָּ֣ה הַנָּבִ֑יא לִפְנֵ֗י בּ֚וֹא י֣וֹם יְהוָ֔ה הַגָּד֖וֹל וְהַנּוֹרָֽא׃<text:s/></text:span><text:span text:style-name="T178">‬</text:span>‬<text:span text:style-name="T179">24</text:span><text:span text:style-name="T180"> וְהֵשִׁ֤יב לֵב־אָבוֹת֙ עַל־בָּנִ֔ים וְלֵ֥ב בָּנִ֖ים עַל־אֲבוֹתָ֑ם פֶּן־אָב֕וֹא וְהִכֵּיתִ֥י אֶת־הָאָ֖רֶץ חֵֽרֶם׃<text:s/></text:span><text:span text:style-name="T181">‬</text:span>‬‬‬‬</text:p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Ezra SIL" svg:font-family="Ezra SIL" style:font-family-generic="system" style:font-pitch="variable" svg:panose-1="2 0 4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388in" fo:line-height="115%" fo:background-color="transparent" style:tab-stop-distance="0.5in">
        <style:background-fill draw:fill="solid"/>
      </style:paragraph-properties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GB" style:language-complex="he" style:country-complex="IL" style:text-combine="none" fo:hyphenate="true"/>
    </style:default-style>
    <style:style style:name="Normal" style:display-name="Normal" style:family="paragraph">
      <style:text-properties style:font-name-complex="Arial" fo:hyphenate="false"/>
    </style:style>
    <style:style style:name="DefaultParagraphFont" style:display-name="Default Paragraph Font" style:family="text"/>
    <style:style style:name="verse" style:display-name="verse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9847in" fo:margin-left="0.9847in" fo:margin-bottom="0.9847in" fo:margin-right="0.984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>The Book of Malachi</dc:title>
    <dc:description/>
    <dc:subject/>
    <dc:creator>Adrian Hills</dc:creator>
    <meta:creation-date>2025-03-24T16:03:00Z</meta:creation-date>
    <dc:date>2025-03-24T16:03:00Z</dc:date>
    <meta:template xlink:href="Normal.dotm" xlink:type="simple"/>
    <meta:editing-cycles>2</meta:editing-cycles>
    <meta:editing-duration>PT0S</meta:editing-duration>
    <meta:document-statistic meta:page-count="3" meta:paragraph-count="16" meta:word-count="1246" meta:character-count="8333" meta:row-count="59" meta:non-whitespace-character-count="7103"/>
  </office:meta>
</office:document-meta>
</file>